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196981" officeooo:paragraph-rsid="00196981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19d0c7" officeooo:paragraph-rsid="0019d0c7" style:font-size-asian="10.5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rsid="00196981" officeooo:paragraph-rsid="00196981" style:font-size-asian="14pt" style:font-weight-asian="bold" style:font-size-complex="14pt" style:font-weight-complex="bold"/>
    </style:style>
    <style:style style:name="T1" style:family="text">
      <style:text-properties officeooo:rsid="0019d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twork priority cgroup</text:p>
      <text:p text:style-name="P3">(Контрольная группа сетевого приоритета)</text:p>
      <text:p text:style-name="P1">Контрольная группа Network priority обеспечивает интерфейс, который позволяет администратору динамично устанавливать приоритет сетевого трафика, генерируемый различными приложениями.</text:p>
      <text:p text:style-name="P1">Номинально, приложение должно установить приоритет своего трафика через опцию сокета SO_PRIORITY. Однако это не всегда возможно, а именно:</text:p>
      <text:p text:style-name="P1">1) Приложение может не содержать в себе участок кода с этим значением.</text:p>
      <text:p text:style-name="P1">2) Приоритет приложения часто очень специфичен для определённых сайтов. Приоритет ему лучше выдавать согласно решению администратора.</text:p>
      <text:p text:style-name="P1">Контрольная группа позволяет администратору назначать процесс группе, которая определяет приоритет исходящего трафика на заданном интерфейсе. Группа Network priority может быть создана путём монтирования файловой системы контрольных групп:</text:p>
      <text:p text:style-name="P1"/>
      <text:p text:style-name="P1"># mount -t cgroup -onet_prio none /sys/fs/cgroup/net_prio</text:p>
      <text:p text:style-name="P1"/>
      <text:p text:style-name="P1">На шаге выше начальная группа действует как родительская группа учёта и становится видна как '/sys/fs/cgroup/net_prio'. Группа включает все задачи в системе. '/sys/fs/cgroup/net_prio/tasks' содержит список задач в этой группе.</text:p>
      <text:p text:style-name="P1">Каждая контрольная группы net_prio содержит два файла, специфичных для данной подсистемы.</text:p>
      <text:p text:style-name="P1">net_prio.prioidx</text:p>
      <text:p text:style-name="P1">Этот файл только для чтения и является просто информативным. Он содержит уникальное целое значение, которое ядро использует в качестве внутреннего идентификатора этой контрольной группы.</text:p>
      <text:p text:style-name="P1">net_prio.ifpriomap</text:p>
      <text:p text:style-name="P1">Этот файл содержит отображение(карту) приоритетов, назначенных хозяину трафика <text:span text:style-name="T1">который одёт из приложений в этой группе и отправляется на различные интерфейсы. Он содержит список наборов в форме &lt;ifname priority&gt;. Содержимое данного файла может быть изменено через echo строчки в данный файл, используя такую же форму набора. К примеру:</text:span></text:p>
      <text:p text:style-name="P1"/>
      <text:p text:style-name="P2">echo "eth0 5" &gt; /sys/fs/cgroups/net_prio/iscsi/net_prio.ifpriomap</text:p>
      <text:p text:style-name="P2"/>
      <text:p text:style-name="P2">Эта команда будет принуждать любой трафик, который принадлежит процессам, которые относятся к группе net_prio iscsi, и отправляется на сетевой интерфейс eth0 иметь приоритет установленный в 5. Родительская учётная группа также содержит файл 'net_prio.ifpriomap', <text:s/>который доступен для записи. Этот файл может быть использован для назначения приоритета системы по умолчанию.</text:p>
      <text:p text:style-name="P2">Приоритеты устанавливают приоритет немедленно для очередей фреймов, которые существуют в дисциплине очередей устройства (qdisc). Таким образом приоритеты будут назначать приоритет очереди на устройстве для которого были созданы.</text:p>
      <text:p text:style-name="P2">Контрольная группа net_prio может быть использована вместе с mqprio qdisc позволяя тем самым трафику приложений быть направленным в устройство/драйвер основываясь на классе трафика. Эти отображения могут управляться администратором или другим сетевым протоколом, таким как DCBX.</text:p>
      <text:p text:style-name="P2">Новая контрольная группа net_prio наследует конфигурацию родител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7:18:52.093431343</meta:creation-date>
    <dc:date>2015-01-07T17:50:18.693792712</dc:date>
    <meta:editing-duration>PT15M45S</meta:editing-duration>
    <meta:editing-cycles>2</meta:editing-cycles>
    <meta:generator>LibreOffice/4.1.6.2$Linux_X86_64 LibreOffice_project/410m0$Build-2</meta:generator>
    <meta:document-statistic meta:table-count="0" meta:image-count="0" meta:object-count="0" meta:page-count="1" meta:paragraph-count="19" meta:word-count="338" meta:character-count="2763" meta:non-whitespace-character-count="2443"/>
  </office:meta>
</office:document-meta>
</file>